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RECEBER_DB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T_VENCIMENTO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ID_CATEGORIA_CONTA</text:p>
          </table:table-cell>
          <table:table-cell office:value-type="string" calcext:value-type="string">
            <text:p>ID_TIPO_PAGTO</text:p>
          </table:table-cell>
          <table:table-cell office:value-type="string" calcext:value-type="string">
            <text:p>TX_TIPO_PAGTO</text:p>
          </table:table-cell>
          <table:table-cell office:value-type="string" calcext:value-type="string">
            <text:p>CD_TIPO_PAGTO</text:p>
          </table:table-cell>
          <table:table-cell office:value-type="string" calcext:value-type="string">
            <text:p>ID_CRECEBER_DB</text:p>
          </table:table-cell>
          <table:table-cell office:value-type="string" calcext:value-type="string">
            <text:p>ID_PACIENTE</text:p>
          </table:table-cell>
          <table:table-cell office:value-type="string" calcext:value-type="string">
            <text:p>ID_PRESTADOR</text:p>
          </table:table-cell>
          <table:table-cell office:value-type="string" calcext:value-type="string">
            <text:p>ID_PT_HEADER</text:p>
          </table:table-cell>
          <table:table-cell office:value-type="string" calcext:value-type="string">
            <text:p>ID_PT_PARCELA</text:p>
          </table:table-cell>
          <table:table-cell office:value-type="string" calcext:value-type="string">
            <text:p>TX_CATEGORIA_CONTA</text:p>
          </table:table-cell>
          <table:table-cell office:value-type="string" calcext:value-type="string">
            <text:p>TX_CONTA_CREDITO</text:p>
          </table:table-cell>
          <table:table-cell office:value-type="string" calcext:value-type="string">
            <text:p>TX_DT_VENCIMENTO</text:p>
          </table:table-cell>
          <table:table-cell office:value-type="string" calcext:value-type="string">
            <text:p>TX_GRUPO_CONTA</text:p>
          </table:table-cell>
          <table:table-cell office:value-type="string" calcext:value-type="string">
            <text:p>TX_HISTORICO</text:p>
          </table:table-cell>
          <table:table-cell office:value-type="string" calcext:value-type="string">
            <text:p>TX_ID_DEBITO</text:p>
          </table:table-cell>
          <table:table-cell office:value-type="string" calcext:value-type="string">
            <text:p>TX_ID_PT_HEADER</text:p>
          </table:table-cell>
          <table:table-cell office:value-type="string" calcext:value-type="string">
            <text:p>TX_ID_PT_PARCELA</text:p>
          </table:table-cell>
          <table:table-cell office:value-type="string" calcext:value-type="string">
            <text:p>TX_PACIENTE</text:p>
          </table:table-cell>
          <table:table-cell office:value-type="string" calcext:value-type="string">
            <text:p>TX_PARCELA</text:p>
          </table:table-cell>
          <table:table-cell office:value-type="string" calcext:value-type="string">
            <text:p>TX_PARCELA_FINANCEIRO</text:p>
          </table:table-cell>
          <table:table-cell office:value-type="string" calcext:value-type="string">
            <text:p>NR_PARCELA</text:p>
          </table:table-cell>
          <table:table-cell office:value-type="string" calcext:value-type="string">
            <text:p>TX_PRESTADOR</text:p>
          </table:table-cell>
          <table:table-cell office:value-type="string" calcext:value-type="string">
            <text:p>TX_SITUACAO</text:p>
          </table:table-cell>
          <table:table-cell office:value-type="string" calcext:value-type="string">
            <text:p>TX_FATURAMENTO</text:p>
          </table:table-cell>
          <table:table-cell office:value-type="string" calcext:value-type="string">
            <text:p>VL_FATURAMENTO</text:p>
          </table:table-cell>
          <table:table-cell office:value-type="string" calcext:value-type="string">
            <text:p>VL_COR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TX_TRATAMENTO</text:p>
          </table:table-cell>
          <table:table-cell office:value-type="string" calcext:value-type="string">
            <text:p>VL_DEBITO</text:p>
          </table:table-cell>
          <table:table-cell office:value-type="string" calcext:value-type="string">
            <text:p>VL_TOT_CREDITO</text:p>
          </table:table-cell>
          <table:table-cell office:value-type="string" calcext:value-type="string">
            <text:p>VL_TOT_DESCONTO</text:p>
          </table:table-cell>
          <table:table-cell office:value-type="string" calcext:value-type="string">
            <text:p>VL_TOT_TAXA_COBRANCA</text:p>
          </table:table-cell>
          <table:table-cell office:value-type="string" calcext:value-type="string">
            <text:p>VL_TOT_MORA</text:p>
          </table:table-cell>
          <table:table-cell office:value-type="string" calcext:value-type="string">
            <text:p>VL_TOT_MULTA</text:p>
          </table:table-cell>
          <table:table-cell office:value-type="string" calcext:value-type="string">
            <text:p>VL_TOT_PAGAMENTO</text:p>
          </table:table-cell>
          <table:table-cell office:value-type="string" calcext:value-type="string">
            <text:p>VL_SALDO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ID_GRUPO_CONTA</text:p>
          </table:table-cell>
          <table:table-cell office:value-type="string" calcext:value-type="string">
            <text:p>VL_PAGO</text:p>
          </table:table-cell>
          <table:table-cell office:value-type="string" calcext:value-type="string">
            <text:p>VL_SALDO_CALC</text:p>
          </table:table-cell>
          <table:table-cell office:value-type="string" calcext:value-type="string">
            <text:p>FL_DEBITO_ABERTO</text:p>
          </table:table-cell>
          <table:table-cell office:value-type="string" calcext:value-type="string">
            <text:p>TX_PESQUISA</text:p>
          </table:table-cell>
          <table:table-cell office:value-type="string" calcext:value-type="string">
            <text:p>ID_CPAGAR_CONTA</text:p>
          </table:table-cell>
          <table:table-cell office:value-type="string" calcext:value-type="string">
            <text:p>TX_NOSSO_NUMERO</text:p>
          </table:table-cell>
          <table:table-cell office:value-type="string" calcext:value-type="string">
            <text:p>TX_STATUS</text:p>
          </table:table-cell>
          <table:table-cell office:value-type="string" calcext:value-type="string">
            <text:p>TX_NOME_CONTA</text:p>
          </table:table-cell>
          <table:table-cell office:value-type="string" calcext:value-type="string">
            <text:p>ID_PRESTADOR_REGISTRO</text:p>
          </table:table-cell>
          <table:table-cell office:value-type="string" calcext:value-type="string">
            <text:p>ID_UNIDADE_ATENDIMENTO</text:p>
          </table:table-cell>
          <table:table-cell office:value-type="string" calcext:value-type="string">
            <text:p>TX_UNIDADE_ATENDIMENTO</text:p>
          </table:table-cell>
          <table:table-cell office:value-type="string" calcext:value-type="string">
            <text:p>ID_CONTA_REGISTRO</text:p>
          </table:table-cell>
          <table:table-cell office:value-type="string" calcext:value-type="string">
            <text:p>DT_PAGTO</text:p>
          </table:table-cell>
          <table:table-cell office:value-type="string" calcext:value-type="string">
            <text:p>TX_EASYTEF_IDENTIFICACAO</text:p>
          </table:table-cell>
          <table:table-cell office:value-type="string" calcext:value-type="string">
            <text:p>DT_TIME_STAMP_INS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0-12-04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76830" calcext:value-type="float">
            <text:p>5776830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15582" calcext:value-type="float">
            <text:p>15582</text:p>
          </table:table-cell>
          <table:table-cell office:value-type="float" office:value="4532030" calcext:value-type="float">
            <text:p>4532030</text:p>
          </table:table-cell>
          <table:table-cell office:value-type="float" office:value="5446164" calcext:value-type="float">
            <text:p>544616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04</text:p>
          </table:table-cell>
          <table:table-cell office:value-type="float" office:value="5776830" calcext:value-type="float">
            <text:p>5776830</text:p>
          </table:table-cell>
          <table:table-cell office:value-type="float" office:value="4532030" calcext:value-type="float">
            <text:p>4532030</text:p>
          </table:table-cell>
          <table:table-cell office:value-type="float" office:value="5446164" calcext:value-type="float">
            <text:p>5446164</text:p>
          </table:table-cell>
          <table:table-cell office:value-type="string" calcext:value-type="string">
            <text:p>Débora Batista Ve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04/12/2020 14:26 - EA Servicos Odontologicos Eireli</text:p>
          </table:table-cell>
          <table:table-cell office:value-type="string" calcext:value-type="string">
            <text:p>04/12/2020 14:27 - EA Servicos Odontologicos Eireli</text:p>
          </table:table-cell>
          <table:table-cell office:value-type="float" office:value="4" calcext:value-type="float">
            <text:p>4</text:p>
          </table:table-cell>
          <table:table-cell office:value-type="float" office:value="2322" calcext:value-type="float">
            <text:p>2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1422" calcext:value-type="float">
            <text:p>-1422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04 Débora Batista Veras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0-12-04 14:26:34.67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0-11-17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83139" calcext:value-type="float">
            <text:p>5783139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15582" calcext:value-type="float">
            <text:p>15582</text:p>
          </table:table-cell>
          <table:table-cell office:value-type="float" office:value="4537736" calcext:value-type="float">
            <text:p>4537736</text:p>
          </table:table-cell>
          <table:table-cell office:value-type="float" office:value="5452812" calcext:value-type="float">
            <text:p>5452812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1-17" calcext:value-type="date">
            <text:p>17/11/2020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05</text:p>
          </table:table-cell>
          <table:table-cell office:value-type="float" office:value="5783139" calcext:value-type="float">
            <text:p>5783139</text:p>
          </table:table-cell>
          <table:table-cell office:value-type="float" office:value="4537736" calcext:value-type="float">
            <text:p>4537736</text:p>
          </table:table-cell>
          <table:table-cell office:value-type="float" office:value="5452812" calcext:value-type="float">
            <text:p>5452812</text:p>
          </table:table-cell>
          <table:table-cell office:value-type="string" calcext:value-type="string">
            <text:p>Geovana da Penha Xavier Faleiro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04/12/2020 17:21 - EA Servicos Odontologicos Eireli</text:p>
          </table:table-cell>
          <table:table-cell office:value-type="string" calcext:value-type="string">
            <text:p>04/12/2020 17:31 - EA Servicos Odontologicos Eireli</text:p>
          </table:table-cell>
          <table:table-cell office:value-type="float" office:value="5" calcext:value-type="float">
            <text:p>5</text:p>
          </table:table-cell>
          <table:table-cell office:value-type="float" office:value="1790" calcext:value-type="float">
            <text:p>17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05 Geovana da Penha Xavier Faleiros 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0-12-04 17:21:16.97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0-12-07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95948" calcext:value-type="float">
            <text:p>5795948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15582" calcext:value-type="float">
            <text:p>15582</text:p>
          </table:table-cell>
          <table:table-cell office:value-type="float" office:value="4547008" calcext:value-type="float">
            <text:p>4547008</text:p>
          </table:table-cell>
          <table:table-cell office:value-type="float" office:value="5476695" calcext:value-type="float">
            <text:p>5476695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7" calcext:value-type="date">
            <text:p>7/12/2020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08</text:p>
          </table:table-cell>
          <table:table-cell office:value-type="float" office:value="5795948" calcext:value-type="float">
            <text:p>5795948</text:p>
          </table:table-cell>
          <table:table-cell office:value-type="float" office:value="4547008" calcext:value-type="float">
            <text:p>4547008</text:p>
          </table:table-cell>
          <table:table-cell office:value-type="float" office:value="5476695" calcext:value-type="float">
            <text:p>5476695</text:p>
          </table:table-cell>
          <table:table-cell office:value-type="string" calcext:value-type="string">
            <text:p>Davi Dias da Ro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07/12/2020 18:51 - EA Servicos Odontologicos Eireli</text:p>
          </table:table-cell>
          <table:table-cell office:value-type="string" calcext:value-type="string">
            <text:p>07/12/2020 18:54 - EA Servicos Odontologicos Eireli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400" calcext:value-type="float">
            <text:p>-140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08 Davi Dias da Roch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0-12-07 18:51:43.50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0-12-0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98148" calcext:value-type="float">
            <text:p>5798148</text:p>
          </table:table-cell>
          <table:table-cell office:value-type="float" office:value="7919216" calcext:value-type="float">
            <text:p>7919216</text:p>
          </table:table-cell>
          <table:table-cell office:value-type="float" office:value="15582" calcext:value-type="float">
            <text:p>15582</text:p>
          </table:table-cell>
          <table:table-cell office:value-type="float" office:value="4548043" calcext:value-type="float">
            <text:p>4548043</text:p>
          </table:table-cell>
          <table:table-cell office:value-type="float" office:value="5479204" calcext:value-type="float">
            <text:p>547920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" calcext:value-type="date">
            <text:p>8/12/2020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09</text:p>
          </table:table-cell>
          <table:table-cell office:value-type="float" office:value="5798148" calcext:value-type="float">
            <text:p>5798148</text:p>
          </table:table-cell>
          <table:table-cell office:value-type="float" office:value="4548043" calcext:value-type="float">
            <text:p>4548043</text:p>
          </table:table-cell>
          <table:table-cell office:value-type="float" office:value="5479204" calcext:value-type="float">
            <text:p>5479204</text:p>
          </table:table-cell>
          <table:table-cell office:value-type="string" calcext:value-type="string">
            <text:p>Alaide Rodrigues Soa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08/12/2020 11:03 - EA Servicos Odontologicos Eireli</text:p>
          </table:table-cell>
          <table:table-cell office:value-type="string" calcext:value-type="string">
            <text:p>08/12/2020 11:05 - EA Servicos Odontologicos Eireli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09 Alaide Rodrigues Soares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0-12-08 11:03:42.56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1-12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281" calcext:value-type="float">
            <text:p>6747281</text:p>
          </table:table-cell>
          <table:table-cell office:value-type="float" office:value="7921991" calcext:value-type="float">
            <text:p>7921991</text:p>
          </table:table-cell>
          <table:table-cell office:value-type="float" office:value="15582" calcext:value-type="float">
            <text:p>15582</text:p>
          </table:table-cell>
          <table:table-cell office:value-type="float" office:value="4549976" calcext:value-type="float">
            <text:p>4549976</text:p>
          </table:table-cell>
          <table:table-cell office:value-type="float" office:value="6038090" calcext:value-type="float">
            <text:p>6038090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" calcext:value-type="date">
            <text:p>12/1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11</text:p>
          </table:table-cell>
          <table:table-cell office:value-type="float" office:value="6747281" calcext:value-type="float">
            <text:p>6747281</text:p>
          </table:table-cell>
          <table:table-cell office:value-type="float" office:value="4549976" calcext:value-type="float">
            <text:p>4549976</text:p>
          </table:table-cell>
          <table:table-cell office:value-type="float" office:value="6038090" calcext:value-type="float">
            <text:p>6038090</text:p>
          </table:table-cell>
          <table:table-cell office:value-type="string" calcext:value-type="string">
            <text:p>Dirce Navar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12/01/2021 12:24 - EA Servicos Odontologicos Eireli</text:p>
          </table:table-cell>
          <table:table-cell office:value-type="string" calcext:value-type="string">
            <text:p>12/01/2021 12:34 - 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11 Dirce Navarr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24:50.5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0-11-2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918628" calcext:value-type="float">
            <text:p>5918628</text:p>
          </table:table-cell>
          <table:table-cell office:value-type="float" office:value="7976939" calcext:value-type="float">
            <text:p>7976939</text:p>
          </table:table-cell>
          <table:table-cell office:value-type="float" office:value="15582" calcext:value-type="float">
            <text:p>15582</text:p>
          </table:table-cell>
          <table:table-cell office:value-type="float" office:value="4611948" calcext:value-type="float">
            <text:p>4611948</text:p>
          </table:table-cell>
          <table:table-cell office:value-type="float" office:value="5618733" calcext:value-type="float">
            <text:p>5618733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1-20" calcext:value-type="date">
            <text:p>20/11/2020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27</text:p>
          </table:table-cell>
          <table:table-cell office:value-type="float" office:value="5918628" calcext:value-type="float">
            <text:p>5918628</text:p>
          </table:table-cell>
          <table:table-cell office:value-type="float" office:value="4611948" calcext:value-type="float">
            <text:p>4611948</text:p>
          </table:table-cell>
          <table:table-cell office:value-type="float" office:value="5618733" calcext:value-type="float">
            <text:p>5618733</text:p>
          </table:table-cell>
          <table:table-cell office:value-type="string" calcext:value-type="string">
            <text:p>Juliana Mendes Lopes de 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15/12/2020 13:32 - EA Servicos Odontologicos Eireli</text:p>
          </table:table-cell>
          <table:table-cell office:value-type="string" calcext:value-type="string">
            <text:p>12/01/2021 12:43 - 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27 Juliana Mendes Lopes de Oliveir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0-12-15 13:32:04.98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0-12-2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918629" calcext:value-type="float">
            <text:p>5918629</text:p>
          </table:table-cell>
          <table:table-cell office:value-type="float" office:value="7976939" calcext:value-type="float">
            <text:p>7976939</text:p>
          </table:table-cell>
          <table:table-cell office:value-type="float" office:value="15582" calcext:value-type="float">
            <text:p>15582</text:p>
          </table:table-cell>
          <table:table-cell office:value-type="float" office:value="4611948" calcext:value-type="float">
            <text:p>4611948</text:p>
          </table:table-cell>
          <table:table-cell office:value-type="float" office:value="5618734" calcext:value-type="float">
            <text:p>561873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0" calcext:value-type="date">
            <text:p>20/12/2020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2 - Tratamento 000027</text:p>
          </table:table-cell>
          <table:table-cell office:value-type="float" office:value="5918629" calcext:value-type="float">
            <text:p>5918629</text:p>
          </table:table-cell>
          <table:table-cell office:value-type="float" office:value="4611948" calcext:value-type="float">
            <text:p>4611948</text:p>
          </table:table-cell>
          <table:table-cell office:value-type="float" office:value="5618734" calcext:value-type="float">
            <text:p>5618734</text:p>
          </table:table-cell>
          <table:table-cell office:value-type="string" calcext:value-type="string">
            <text:p>Juliana Mendes Lopes de Olivei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/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15/12/2020 13:32 - EA Servicos Odontologicos Eireli</text:p>
          </table:table-cell>
          <table:table-cell office:value-type="string" calcext:value-type="string">
            <text:p>12/01/2021 12:42 - 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2 - Tratamento 000027 Juliana Mendes Lopes de Oliveir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0-12-15 13:32:04.99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0-12-2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32" calcext:value-type="float">
            <text:p>6747332</text:p>
          </table:table-cell>
          <table:table-cell office:value-type="float" office:value="7976939" calcext:value-type="float">
            <text:p>7976939</text:p>
          </table:table-cell>
          <table:table-cell office:value-type="float" office:value="15582" calcext:value-type="float">
            <text:p>15582</text:p>
          </table:table-cell>
          <table:table-cell office:value-type="float" office:value="4611948" calcext:value-type="float">
            <text:p>4611948</text:p>
          </table:table-cell>
          <table:table-cell office:value-type="float" office:value="6038155" calcext:value-type="float">
            <text:p>6038155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0" calcext:value-type="date">
            <text:p>20/12/2020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2 - Tratamento 000027</text:p>
          </table:table-cell>
          <table:table-cell office:value-type="float" office:value="6747332" calcext:value-type="float">
            <text:p>6747332</text:p>
          </table:table-cell>
          <table:table-cell office:value-type="float" office:value="4611948" calcext:value-type="float">
            <text:p>4611948</text:p>
          </table:table-cell>
          <table:table-cell office:value-type="float" office:value="6038155" calcext:value-type="float">
            <text:p>6038155</text:p>
          </table:table-cell>
          <table:table-cell office:value-type="string" calcext:value-type="string">
            <text:p>Juliana Mendes Lopes de Oliv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/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12/01/2021 12:42 - EA Servicos Odontologicos Eireli</text:p>
          </table:table-cell>
          <table:table-cell office:value-type="string" calcext:value-type="string">
            <text:p>12/01/2021 12:44 - 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300" calcext:value-type="float">
            <text:p>-30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2 - Tratamento 000027 Juliana Mendes Lopes de Oliveir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42:42.77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1-1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921194" calcext:value-type="float">
            <text:p>6921194</text:p>
          </table:table-cell>
          <table:table-cell office:value-type="float" office:value="8103749" calcext:value-type="float">
            <text:p>8103749</text:p>
          </table:table-cell>
          <table:table-cell office:value-type="float" office:value="15582" calcext:value-type="float">
            <text:p>15582</text:p>
          </table:table-cell>
          <table:table-cell office:value-type="float" office:value="5041217" calcext:value-type="float">
            <text:p>5041217</text:p>
          </table:table-cell>
          <table:table-cell office:value-type="float" office:value="6208257" calcext:value-type="float">
            <text:p>6208257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29</text:p>
          </table:table-cell>
          <table:table-cell office:value-type="float" office:value="6921194" calcext:value-type="float">
            <text:p>6921194</text:p>
          </table:table-cell>
          <table:table-cell office:value-type="float" office:value="5041217" calcext:value-type="float">
            <text:p>5041217</text:p>
          </table:table-cell>
          <table:table-cell office:value-type="float" office:value="6208257" calcext:value-type="float">
            <text:p>6208257</text:p>
          </table:table-cell>
          <table:table-cell office:value-type="string" calcext:value-type="string">
            <text:p>Janaina Ribeiro de Jesu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8/01/2021 09:24 - EA Servicos Odontologicos Eireli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29 Janaina Ribeiro de Jesus 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8 09:24:13.95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1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04" calcext:value-type="float">
            <text:p>6747304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5582" calcext:value-type="float">
            <text:p>15582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3" calcext:value-type="float">
            <text:p>6038123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" calcext:value-type="date">
            <text:p>11/1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32</text:p>
          </table:table-cell>
          <table:table-cell office:value-type="float" office:value="6747304" calcext:value-type="float">
            <text:p>6747304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3" calcext:value-type="float">
            <text:p>6038123</text:p>
          </table:table-cell>
          <table:table-cell office:value-type="string" calcext:value-type="string">
            <text:p>Maria de Lima Venân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12/01/2021 12:32 - EA Servicos Odontologicos Eireli</text:p>
          </table:table-cell>
          <table:table-cell office:value-type="string" calcext:value-type="string">
            <text:p>12/01/2021 12:35 - EA Servicos Odontologicos Eireli</text:p>
          </table:table-cell>
          <table:table-cell office:value-type="float" office:value="32" calcext:value-type="float">
            <text:p>32</text:p>
          </table:table-cell>
          <table:table-cell office:value-type="float" office:value="411.43" calcext:value-type="float">
            <text:p>411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088.57" calcext:value-type="float">
            <text:p>1088,57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32 Maria de Lima Venânci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32:23.8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3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06" calcext:value-type="float">
            <text:p>6747306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5582" calcext:value-type="float">
            <text:p>15582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5" calcext:value-type="float">
            <text:p>6038125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1" calcext:value-type="date">
            <text:p>11/3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3 - Tratamento 000032</text:p>
          </table:table-cell>
          <table:table-cell office:value-type="float" office:value="6747306" calcext:value-type="float">
            <text:p>6747306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5" calcext:value-type="float">
            <text:p>6038125</text:p>
          </table:table-cell>
          <table:table-cell office:value-type="string" calcext:value-type="string">
            <text:p>Maria de Lima Venânc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/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2/01/2021 12:32 - EA Servicos Odontologicos Eireli</text:p>
          </table:table-cell>
          <table:table-cell office:value-type="float" office:value="32" calcext:value-type="float">
            <text:p>32</text:p>
          </table:table-cell>
          <table:table-cell office:value-type="float" office:value="411.43" calcext:value-type="float">
            <text:p>411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1.43" calcext:value-type="float">
            <text:p>-411,43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3 - Tratamento 000032 Maria de Lima Venânci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32:23.8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7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10" calcext:value-type="float">
            <text:p>6747310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5582" calcext:value-type="float">
            <text:p>15582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9" calcext:value-type="float">
            <text:p>6038129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1" calcext:value-type="date">
            <text:p>11/7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7 - Tratamento 000032</text:p>
          </table:table-cell>
          <table:table-cell office:value-type="float" office:value="6747310" calcext:value-type="float">
            <text:p>6747310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9" calcext:value-type="float">
            <text:p>6038129</text:p>
          </table:table-cell>
          <table:table-cell office:value-type="string" calcext:value-type="string">
            <text:p>Maria de Lima Venânc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07/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2/01/2021 12:32 - EA Servicos Odontologicos Eireli</text:p>
          </table:table-cell>
          <table:table-cell office:value-type="float" office:value="32" calcext:value-type="float">
            <text:p>32</text:p>
          </table:table-cell>
          <table:table-cell office:value-type="float" office:value="411.42" calcext:value-type="float">
            <text:p>411,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1.42" calcext:value-type="float">
            <text:p>-411,42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11.42" calcext:value-type="float">
            <text:p>411,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7 - Tratamento 000032 Maria de Lima Venânci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32:23.8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4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07" calcext:value-type="float">
            <text:p>6747307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5582" calcext:value-type="float">
            <text:p>15582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6" calcext:value-type="float">
            <text:p>6038126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1" calcext:value-type="date">
            <text:p>11/4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4 - Tratamento 000032</text:p>
          </table:table-cell>
          <table:table-cell office:value-type="float" office:value="6747307" calcext:value-type="float">
            <text:p>6747307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6" calcext:value-type="float">
            <text:p>6038126</text:p>
          </table:table-cell>
          <table:table-cell office:value-type="string" calcext:value-type="string">
            <text:p>Maria de Lima Venânc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4/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2/01/2021 12:32 - EA Servicos Odontologicos Eireli</text:p>
          </table:table-cell>
          <table:table-cell office:value-type="float" office:value="32" calcext:value-type="float">
            <text:p>32</text:p>
          </table:table-cell>
          <table:table-cell office:value-type="float" office:value="411.43" calcext:value-type="float">
            <text:p>411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1.43" calcext:value-type="float">
            <text:p>-411,43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4 - Tratamento 000032 Maria de Lima Venânci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32:23.8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5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08" calcext:value-type="float">
            <text:p>6747308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5582" calcext:value-type="float">
            <text:p>15582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7" calcext:value-type="float">
            <text:p>6038127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1" calcext:value-type="date">
            <text:p>11/5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5 - Tratamento 000032</text:p>
          </table:table-cell>
          <table:table-cell office:value-type="float" office:value="6747308" calcext:value-type="float">
            <text:p>6747308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7" calcext:value-type="float">
            <text:p>6038127</text:p>
          </table:table-cell>
          <table:table-cell office:value-type="string" calcext:value-type="string">
            <text:p>Maria de Lima Venânc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5/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2/01/2021 12:32 - EA Servicos Odontologicos Eireli</text:p>
          </table:table-cell>
          <table:table-cell office:value-type="float" office:value="32" calcext:value-type="float">
            <text:p>32</text:p>
          </table:table-cell>
          <table:table-cell office:value-type="float" office:value="411.43" calcext:value-type="float">
            <text:p>411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1.43" calcext:value-type="float">
            <text:p>-411,43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5 - Tratamento 000032 Maria de Lima Venânci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32:23.8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1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283" calcext:value-type="float">
            <text:p>6747283</text:p>
          </table:table-cell>
          <table:table-cell office:value-type="float" office:value="8221638" calcext:value-type="float">
            <text:p>8221638</text:p>
          </table:table-cell>
          <table:table-cell office:value-type="float" office:value="15582" calcext:value-type="float">
            <text:p>15582</text:p>
          </table:table-cell>
          <table:table-cell office:value-type="float" office:value="5058126" calcext:value-type="float">
            <text:p>5058126</text:p>
          </table:table-cell>
          <table:table-cell office:value-type="float" office:value="6038093" calcext:value-type="float">
            <text:p>6038093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" calcext:value-type="date">
            <text:p>11/1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33</text:p>
          </table:table-cell>
          <table:table-cell office:value-type="float" office:value="6747283" calcext:value-type="float">
            <text:p>6747283</text:p>
          </table:table-cell>
          <table:table-cell office:value-type="float" office:value="5058126" calcext:value-type="float">
            <text:p>5058126</text:p>
          </table:table-cell>
          <table:table-cell office:value-type="float" office:value="6038093" calcext:value-type="float">
            <text:p>6038093</text:p>
          </table:table-cell>
          <table:table-cell office:value-type="string" calcext:value-type="string">
            <text:p>Rai Nunes da Sil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12/01/2021 12:25 - EA Servicos Odontologicos Eireli</text:p>
          </table:table-cell>
          <table:table-cell office:value-type="string" calcext:value-type="string">
            <text:p>12/01/2021 12:33 - EA Servicos Odontologicos Eireli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33 Rai Nunes da Silv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25:41.48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2-02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7114304" calcext:value-type="float">
            <text:p>7114304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15582" calcext:value-type="float">
            <text:p>15582</text:p>
          </table:table-cell>
          <table:table-cell office:value-type="float" office:value="5285735" calcext:value-type="float">
            <text:p>5285735</text:p>
          </table:table-cell>
          <table:table-cell office:value-type="float" office:value="6424687" calcext:value-type="float">
            <text:p>6424687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2" calcext:value-type="date">
            <text:p>2/2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57</text:p>
          </table:table-cell>
          <table:table-cell office:value-type="float" office:value="7114304" calcext:value-type="float">
            <text:p>7114304</text:p>
          </table:table-cell>
          <table:table-cell office:value-type="float" office:value="5285735" calcext:value-type="float">
            <text:p>5285735</text:p>
          </table:table-cell>
          <table:table-cell office:value-type="float" office:value="6424687" calcext:value-type="float">
            <text:p>6424687</text:p>
          </table:table-cell>
          <table:table-cell office:value-type="string" calcext:value-type="string">
            <text:p>Kailane Silva Gonçalve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02/02/2021 14:15 - EA Servicos Odontologicos Eireli</text:p>
          </table:table-cell>
          <table:table-cell office:value-type="string" calcext:value-type="string">
            <text:p>08/02/2021 10:55 - EA Servicos Odontologicos Eireli</text:p>
          </table:table-cell>
          <table:table-cell office:value-type="float" office:value="57" calcext:value-type="float">
            <text:p>57</text:p>
          </table:table-cell>
          <table:table-cell office:value-type="float" office:value="870" calcext:value-type="float">
            <text:p>8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-520" calcext:value-type="float">
            <text:p>-52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57 Kailane Silva Gonçalves 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2-02 14:15:11.33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4-02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7114353" calcext:value-type="float">
            <text:p>7114353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15582" calcext:value-type="float">
            <text:p>15582</text:p>
          </table:table-cell>
          <table:table-cell office:value-type="float" office:value="5285735" calcext:value-type="float">
            <text:p>5285735</text:p>
          </table:table-cell>
          <table:table-cell office:value-type="float" office:value="6424748" calcext:value-type="float">
            <text:p>6424748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2" calcext:value-type="date">
            <text:p>2/4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3 - Tratamento 000057</text:p>
          </table:table-cell>
          <table:table-cell office:value-type="float" office:value="7114353" calcext:value-type="float">
            <text:p>7114353</text:p>
          </table:table-cell>
          <table:table-cell office:value-type="float" office:value="5285735" calcext:value-type="float">
            <text:p>5285735</text:p>
          </table:table-cell>
          <table:table-cell office:value-type="float" office:value="6424748" calcext:value-type="float">
            <text:p>6424748</text:p>
          </table:table-cell>
          <table:table-cell office:value-type="string" calcext:value-type="string">
            <text:p>Kailane Silva Gonçalve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/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02/02/2021 14:19 - EA Servicos Odontologicos Eireli</text:p>
          </table:table-cell>
          <table:table-cell office:value-type="string" calcext:value-type="string">
            <text:p>08/02/2021 10:56 - EA Servicos Odontologicos Eireli</text:p>
          </table:table-cell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10" calcext:value-type="float">
            <text:p>-31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3 - Tratamento 000057 Kailane Silva Gonçalves 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2-02 14:19:37.26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8-3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9779929" calcext:value-type="float">
            <text:p>9779929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15582" calcext:value-type="float">
            <text:p>15582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0" calcext:value-type="float">
            <text:p>8806830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30" calcext:value-type="date">
            <text:p>30/8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2 - Tratamento 000092</text:p>
          </table:table-cell>
          <table:table-cell office:value-type="float" office:value="9779929" calcext:value-type="float">
            <text:p>9779929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0" calcext:value-type="float">
            <text:p>8806830</text:p>
          </table:table-cell>
          <table:table-cell office:value-type="string" calcext:value-type="string">
            <text:p>Ivanilda Ferreira da Cru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/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14/12/2022 11:57 - EA Servicos Odontologicos Eireli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2 - Tratamento 000092 Ivanilda Ferreira da Cruz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7-30 09:57:53.10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11-3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9779932" calcext:value-type="float">
            <text:p>9779932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15582" calcext:value-type="float">
            <text:p>15582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3" calcext:value-type="float">
            <text:p>8806833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1-30" calcext:value-type="date">
            <text:p>30/11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5 - Tratamento 000092</text:p>
          </table:table-cell>
          <table:table-cell office:value-type="float" office:value="9779932" calcext:value-type="float">
            <text:p>9779932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3" calcext:value-type="float">
            <text:p>8806833</text:p>
          </table:table-cell>
          <table:table-cell office:value-type="string" calcext:value-type="string">
            <text:p>Ivanilda Ferreira da Cru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5/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14/12/2022 11:57 - EA Servicos Odontologicos Eireli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5 - Tratamento 000092 Ivanilda Ferreira da Cruz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7-30 09:57:53.15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9-2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0834805" calcext:value-type="float">
            <text:p>10834805</text:p>
          </table:table-cell>
          <table:table-cell office:value-type="float" office:value="10200160" calcext:value-type="float">
            <text:p>10200160</text:p>
          </table:table-cell>
          <table:table-cell office:value-type="float" office:value="15582" calcext:value-type="float">
            <text:p>15582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4" calcext:value-type="float">
            <text:p>973164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8" calcext:value-type="date">
            <text:p>28/9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109</text:p>
          </table:table-cell>
          <table:table-cell office:value-type="float" office:value="10834805" calcext:value-type="float">
            <text:p>10834805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4" calcext:value-type="float">
            <text:p>9731644</text:p>
          </table:table-cell>
          <table:table-cell office:value-type="string" calcext:value-type="string">
            <text:p>Raquel Silva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28/09/2021 13:45 - EA Servicos Odontologicos Eireli</text:p>
          </table:table-cell>
          <table:table-cell office:value-type="string" calcext:value-type="string">
            <text:p>28/09/2021 13:46 - EA Servicos Odontologicos Eireli</text:p>
          </table:table-cell>
          <table:table-cell office:value-type="float" office:value="109" calcext:value-type="float">
            <text:p>109</text:p>
          </table:table-cell>
          <table:table-cell office:value-type="float" office:value="450" calcext:value-type="float">
            <text:p>4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0" calcext:value-type="float">
            <text:p>-45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109 Raquel Silva Souz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9-28 13:45:45.17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9-2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0834809" calcext:value-type="float">
            <text:p>10834809</text:p>
          </table:table-cell>
          <table:table-cell office:value-type="float" office:value="10200160" calcext:value-type="float">
            <text:p>10200160</text:p>
          </table:table-cell>
          <table:table-cell office:value-type="float" office:value="15582" calcext:value-type="float">
            <text:p>15582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4" calcext:value-type="float">
            <text:p>973164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8" calcext:value-type="date">
            <text:p>28/9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109</text:p>
          </table:table-cell>
          <table:table-cell office:value-type="float" office:value="10834809" calcext:value-type="float">
            <text:p>10834809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4" calcext:value-type="float">
            <text:p>9731644</text:p>
          </table:table-cell>
          <table:table-cell office:value-type="string" calcext:value-type="string">
            <text:p>Raquel Silva So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table:number-columns-repeated="2" office:value-type="string" calcext:value-type="string">
            <text:p>28/09/2021 13:46 - EA Servicos Odontologicos Eireli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109 Raquel Silva Souz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9-28 13:46:40.61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10-2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0834810" calcext:value-type="float">
            <text:p>10834810</text:p>
          </table:table-cell>
          <table:table-cell office:value-type="float" office:value="10200160" calcext:value-type="float">
            <text:p>10200160</text:p>
          </table:table-cell>
          <table:table-cell office:value-type="float" office:value="15582" calcext:value-type="float">
            <text:p>15582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5" calcext:value-type="float">
            <text:p>9731645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2 - Tratamento 000109</text:p>
          </table:table-cell>
          <table:table-cell office:value-type="float" office:value="10834810" calcext:value-type="float">
            <text:p>10834810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5" calcext:value-type="float">
            <text:p>9731645</text:p>
          </table:table-cell>
          <table:table-cell office:value-type="string" calcext:value-type="string">
            <text:p>Raquel Silva Sou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/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28/09/2021 13:46 - EA Servicos Odontologicos Eireli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2 - Tratamento 000109 Raquel Silva Souz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9-28 13:46:40.62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2-03-1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2712977" calcext:value-type="float">
            <text:p>12712977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15582" calcext:value-type="float">
            <text:p>15582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2" calcext:value-type="float">
            <text:p>11429782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8" calcext:value-type="date">
            <text:p>18/3/2022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119</text:p>
          </table:table-cell>
          <table:table-cell office:value-type="float" office:value="12712977" calcext:value-type="float">
            <text:p>12712977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2" calcext:value-type="float">
            <text:p>11429782</text:p>
          </table:table-cell>
          <table:table-cell office:value-type="string" calcext:value-type="string">
            <text:p>Elson Manoel de Jesus dos 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18/03/2022 08:44 - EA Servicos Odontologicos Eireli</text:p>
          </table:table-cell>
          <table:table-cell office:value-type="string" calcext:value-type="string">
            <text:p>18/03/2022 08:47 - EA Servicos Odontologicos Eireli</text:p>
          </table:table-cell>
          <table:table-cell office:value-type="float" office:value="119" calcext:value-type="float">
            <text:p>119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119 Elson Manoel de Jesus dos Santos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2-03-18 08:44:46.03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2-04-1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2712978" calcext:value-type="float">
            <text:p>12712978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15582" calcext:value-type="float">
            <text:p>15582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3" calcext:value-type="float">
            <text:p>11429783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" calcext:value-type="date">
            <text:p>18/4/2022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2 - Tratamento 000119</text:p>
          </table:table-cell>
          <table:table-cell office:value-type="float" office:value="12712978" calcext:value-type="float">
            <text:p>12712978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3" calcext:value-type="float">
            <text:p>11429783</text:p>
          </table:table-cell>
          <table:table-cell office:value-type="string" calcext:value-type="string">
            <text:p>Elson Manoel de Jesus dos San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/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18/03/2022 08:44 - EA Servicos Odontologicos Eireli</text:p>
          </table:table-cell>
          <table:table-cell office:value-type="string" calcext:value-type="string">
            <text:p>18/03/2022 08:45 - EA Servicos Odontologicos Eireli</text:p>
          </table:table-cell>
          <table:table-cell office:value-type="float" office:value="119" calcext:value-type="float">
            <text:p>119</text:p>
          </table:table-cell>
          <table:table-cell office:value-type="float" office:value="326.66" calcext:value-type="float">
            <text:p>326,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6.66" calcext:value-type="float">
            <text:p>-326,66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26.66" calcext:value-type="float">
            <text:p>326,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2 - Tratamento 000119 Elson Manoel de Jesus dos Santos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2-03-18 08:44:46.05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2-05-1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2712979" calcext:value-type="float">
            <text:p>12712979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15582" calcext:value-type="float">
            <text:p>15582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4" calcext:value-type="float">
            <text:p>1142978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" calcext:value-type="date">
            <text:p>18/5/2022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3 - Tratamento 000119</text:p>
          </table:table-cell>
          <table:table-cell office:value-type="float" office:value="12712979" calcext:value-type="float">
            <text:p>12712979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4" calcext:value-type="float">
            <text:p>11429784</text:p>
          </table:table-cell>
          <table:table-cell office:value-type="string" calcext:value-type="string">
            <text:p>Elson Manoel de Jesus dos San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/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18/03/2022 08:44 - EA Servicos Odontologicos Eireli</text:p>
          </table:table-cell>
          <table:table-cell office:value-type="string" calcext:value-type="string">
            <text:p>18/03/2022 08:46 - EA Servicos Odontologicos Eireli</text:p>
          </table:table-cell>
          <table:table-cell office:value-type="float" office:value="119" calcext:value-type="float">
            <text:p>119</text:p>
          </table:table-cell>
          <table:table-cell office:value-type="float" office:value="326.66" calcext:value-type="float">
            <text:p>326,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6.66" calcext:value-type="float">
            <text:p>-326,66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26.66" calcext:value-type="float">
            <text:p>326,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3 - Tratamento 000119 Elson Manoel de Jesus dos Santos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2-03-18 08:44:46.05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2-03-25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2794652" calcext:value-type="float">
            <text:p>12794652</text:p>
          </table:table-cell>
          <table:table-cell office:value-type="float" office:value="8091527" calcext:value-type="float">
            <text:p>8091527</text:p>
          </table:table-cell>
          <table:table-cell office:value-type="float" office:value="15582" calcext:value-type="float">
            <text:p>15582</text:p>
          </table:table-cell>
          <table:table-cell office:value-type="float" office:value="8821549" calcext:value-type="float">
            <text:p>8821549</text:p>
          </table:table-cell>
          <table:table-cell office:value-type="float" office:value="11504034" calcext:value-type="float">
            <text:p>1150403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5" calcext:value-type="date">
            <text:p>25/3/2022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123</text:p>
          </table:table-cell>
          <table:table-cell office:value-type="float" office:value="12794652" calcext:value-type="float">
            <text:p>12794652</text:p>
          </table:table-cell>
          <table:table-cell office:value-type="float" office:value="8821549" calcext:value-type="float">
            <text:p>8821549</text:p>
          </table:table-cell>
          <table:table-cell office:value-type="float" office:value="11504034" calcext:value-type="float">
            <text:p>11504034</text:p>
          </table:table-cell>
          <table:table-cell office:value-type="string" calcext:value-type="string">
            <text:p>Erlete Gonzaga Tavares Ca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25/03/2022 14:02 - EA Servicos Odontologicos Eireli</text:p>
          </table:table-cell>
          <table:table-cell office:value-type="string" calcext:value-type="string">
            <text:p>25/03/2022 14:03 - EA Servicos Odontologicos Eireli</text:p>
          </table:table-cell>
          <table:table-cell office:value-type="float" office:value="123" calcext:value-type="float">
            <text:p>123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123 Erlete Gonzaga Tavares Castr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2-03-25 14:02:50.46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11-2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0834811" calcext:value-type="float">
            <text:p>10834811</text:p>
          </table:table-cell>
          <table:table-cell office:value-type="float" office:value="10200160" calcext:value-type="float">
            <text:p>10200160</text:p>
          </table:table-cell>
          <table:table-cell office:value-type="float" office:value="15582" calcext:value-type="float">
            <text:p>15582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6" calcext:value-type="float">
            <text:p>9731646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1-28" calcext:value-type="date">
            <text:p>28/11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3 - Tratamento 000109</text:p>
          </table:table-cell>
          <table:table-cell office:value-type="float" office:value="10834811" calcext:value-type="float">
            <text:p>10834811</text:p>
          </table:table-cell>
          <table:table-cell office:value-type="float" office:value="7323046" calcext:value-type="float">
            <text:p>7323046</text:p>
          </table:table-cell>
          <table:table-cell office:value-type="float" office:value="9731646" calcext:value-type="float">
            <text:p>9731646</text:p>
          </table:table-cell>
          <table:table-cell office:value-type="string" calcext:value-type="string">
            <text:p>Raquel Silva Sou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/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28/09/2021 13:46 - EA Servicos Odontologicos Eireli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3 - Tratamento 000109 Raquel Silva Souza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9-28 13:46:40.6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3-16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7826700" calcext:value-type="float">
            <text:p>7826700</text:p>
          </table:table-cell>
          <table:table-cell office:value-type="float" office:value="8708978" calcext:value-type="float">
            <text:p>8708978</text:p>
          </table:table-cell>
          <table:table-cell office:value-type="float" office:value="15582" calcext:value-type="float">
            <text:p>15582</text:p>
          </table:table-cell>
          <table:table-cell office:value-type="float" office:value="5685310" calcext:value-type="float">
            <text:p>5685310</text:p>
          </table:table-cell>
          <table:table-cell office:value-type="float" office:value="7166533" calcext:value-type="float">
            <text:p>7166533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6" calcext:value-type="date">
            <text:p>16/3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61</text:p>
          </table:table-cell>
          <table:table-cell office:value-type="float" office:value="7826700" calcext:value-type="float">
            <text:p>7826700</text:p>
          </table:table-cell>
          <table:table-cell office:value-type="float" office:value="5685310" calcext:value-type="float">
            <text:p>5685310</text:p>
          </table:table-cell>
          <table:table-cell office:value-type="float" office:value="7166533" calcext:value-type="float">
            <text:p>7166533</text:p>
          </table:table-cell>
          <table:table-cell office:value-type="string" calcext:value-type="string">
            <text:p>Augustus Inácio Rosa de Me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6/03/2021 13:20 - EA Servicos Odontologicos Eireli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61 Augustus Inácio Rosa de Mel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3-16 13:20:42.01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4-12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8096938" calcext:value-type="float">
            <text:p>8096938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15582" calcext:value-type="float">
            <text:p>15582</text:p>
          </table:table-cell>
          <table:table-cell office:value-type="float" office:value="5867890" calcext:value-type="float">
            <text:p>5867890</text:p>
          </table:table-cell>
          <table:table-cell office:value-type="float" office:value="7435042" calcext:value-type="float">
            <text:p>7435042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65</text:p>
          </table:table-cell>
          <table:table-cell office:value-type="float" office:value="8096938" calcext:value-type="float">
            <text:p>8096938</text:p>
          </table:table-cell>
          <table:table-cell office:value-type="float" office:value="5867890" calcext:value-type="float">
            <text:p>5867890</text:p>
          </table:table-cell>
          <table:table-cell office:value-type="float" office:value="7435042" calcext:value-type="float">
            <text:p>7435042</text:p>
          </table:table-cell>
          <table:table-cell office:value-type="string" calcext:value-type="string">
            <text:p>Anielle Dias G. S. Menez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12/04/2021 16:05 - EA Servicos Odontologicos Eireli</text:p>
          </table:table-cell>
          <table:table-cell office:value-type="string" calcext:value-type="string">
            <text:p>12/04/2021 16:07 - EA Servicos Odontologicos Eireli</text:p>
          </table:table-cell>
          <table:table-cell office:value-type="float" office:value="65" calcext:value-type="float">
            <text:p>65</text:p>
          </table:table-cell>
          <table:table-cell office:value-type="float" office:value="1800" calcext:value-type="float">
            <text:p>1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-1160" calcext:value-type="float">
            <text:p>-116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65 Anielle Dias G. S. Menezes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4-12 16:05:20.74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6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09" calcext:value-type="float">
            <text:p>6747309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5582" calcext:value-type="float">
            <text:p>15582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8" calcext:value-type="float">
            <text:p>6038128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1" calcext:value-type="date">
            <text:p>11/6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6 - Tratamento 000032</text:p>
          </table:table-cell>
          <table:table-cell office:value-type="float" office:value="6747309" calcext:value-type="float">
            <text:p>6747309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8" calcext:value-type="float">
            <text:p>6038128</text:p>
          </table:table-cell>
          <table:table-cell office:value-type="string" calcext:value-type="string">
            <text:p>Maria de Lima Venânc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6/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2/01/2021 12:32 - EA Servicos Odontologicos Eireli</text:p>
          </table:table-cell>
          <table:table-cell office:value-type="float" office:value="32" calcext:value-type="float">
            <text:p>32</text:p>
          </table:table-cell>
          <table:table-cell office:value-type="float" office:value="411.43" calcext:value-type="float">
            <text:p>411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1.43" calcext:value-type="float">
            <text:p>-411,43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6 - Tratamento 000032 Maria de Lima Venânci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32:23.84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2-06-18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12712980" calcext:value-type="float">
            <text:p>12712980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15582" calcext:value-type="float">
            <text:p>15582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5" calcext:value-type="float">
            <text:p>11429785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18" calcext:value-type="date">
            <text:p>18/6/2022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4 - Tratamento 000119</text:p>
          </table:table-cell>
          <table:table-cell office:value-type="float" office:value="12712980" calcext:value-type="float">
            <text:p>12712980</text:p>
          </table:table-cell>
          <table:table-cell office:value-type="float" office:value="8747542" calcext:value-type="float">
            <text:p>8747542</text:p>
          </table:table-cell>
          <table:table-cell office:value-type="float" office:value="11429785" calcext:value-type="float">
            <text:p>11429785</text:p>
          </table:table-cell>
          <table:table-cell office:value-type="string" calcext:value-type="string">
            <text:p>Elson Manoel de Jesus dos San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4/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18/03/2022 08:44 - EA Servicos Odontologicos Eireli</text:p>
          </table:table-cell>
          <table:table-cell office:value-type="string" calcext:value-type="string">
            <text:p>28/11/2022 11:59 - EA Servicos Odontologicos Eireli</text:p>
          </table:table-cell>
          <table:table-cell office:value-type="float" office:value="119" calcext:value-type="float">
            <text:p>119</text:p>
          </table:table-cell>
          <table:table-cell office:value-type="float" office:value="327" calcext:value-type="float">
            <text:p>3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27" calcext:value-type="float">
            <text:p>-327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4 - Tratamento 000119 Elson Manoel de Jesus dos Santos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2-03-18 08:44:46.05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7-3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9779928" calcext:value-type="float">
            <text:p>9779928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15582" calcext:value-type="float">
            <text:p>15582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29" calcext:value-type="float">
            <text:p>8806829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30" calcext:value-type="date">
            <text:p>30/7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1 - Tratamento 000092</text:p>
          </table:table-cell>
          <table:table-cell office:value-type="float" office:value="9779928" calcext:value-type="float">
            <text:p>9779928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29" calcext:value-type="float">
            <text:p>8806829</text:p>
          </table:table-cell>
          <table:table-cell office:value-type="string" calcext:value-type="string">
            <text:p>Ivanilda Ferreira da Cr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/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30/07/2021 09:58 - EA Servicos Odontologicos Eireli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1 - Tratamento 000092 Ivanilda Ferreira da Cruz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7-30 09:57:53.087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10-3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9779931" calcext:value-type="float">
            <text:p>9779931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15582" calcext:value-type="float">
            <text:p>15582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2" calcext:value-type="float">
            <text:p>8806832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30" calcext:value-type="date">
            <text:p>30/10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4 - Tratamento 000092</text:p>
          </table:table-cell>
          <table:table-cell office:value-type="float" office:value="9779931" calcext:value-type="float">
            <text:p>9779931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2" calcext:value-type="float">
            <text:p>8806832</text:p>
          </table:table-cell>
          <table:table-cell office:value-type="string" calcext:value-type="string">
            <text:p>Ivanilda Ferreira da Cru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4/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14/12/2022 11:57 - EA Servicos Odontologicos Eireli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4 - Tratamento 000092 Ivanilda Ferreira da Cruz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7-30 09:57:53.15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3-02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7114352" calcext:value-type="float">
            <text:p>7114352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15582" calcext:value-type="float">
            <text:p>15582</text:p>
          </table:table-cell>
          <table:table-cell office:value-type="float" office:value="5285735" calcext:value-type="float">
            <text:p>5285735</text:p>
          </table:table-cell>
          <table:table-cell office:value-type="float" office:value="6424747" calcext:value-type="float">
            <text:p>6424747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2" calcext:value-type="date">
            <text:p>2/3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2 - Tratamento 000057</text:p>
          </table:table-cell>
          <table:table-cell office:value-type="float" office:value="7114352" calcext:value-type="float">
            <text:p>7114352</text:p>
          </table:table-cell>
          <table:table-cell office:value-type="float" office:value="5285735" calcext:value-type="float">
            <text:p>5285735</text:p>
          </table:table-cell>
          <table:table-cell office:value-type="float" office:value="6424747" calcext:value-type="float">
            <text:p>6424747</text:p>
          </table:table-cell>
          <table:table-cell office:value-type="string" calcext:value-type="string">
            <text:p>Kailane Silva Gonçalv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/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office:value-type="string" calcext:value-type="string">
            <text:p>02/02/2021 14:19 - EA Servicos Odontologicos Eireli</text:p>
          </table:table-cell>
          <table:table-cell office:value-type="string" calcext:value-type="string">
            <text:p>08/02/2021 10:56 - EA Servicos Odontologicos Eireli</text:p>
          </table:table-cell>
          <table:table-cell office:value-type="float" office:value="57" calcext:value-type="float">
            <text:p>57</text:p>
          </table:table-cell>
          <table:table-cell office:value-type="float" office:value="520" calcext:value-type="float">
            <text:p>5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0" calcext:value-type="float">
            <text:p>-52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2 - Tratamento 000057 Kailane Silva Gonçalves 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2-02 14:19:37.260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9-30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heiro</text:p>
          </table:table-cell>
          <table:table-cell office:value-type="string" calcext:value-type="string">
            <text:p>DIN</text:p>
          </table:table-cell>
          <table:table-cell office:value-type="float" office:value="9779930" calcext:value-type="float">
            <text:p>9779930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15582" calcext:value-type="float">
            <text:p>15582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1" calcext:value-type="float">
            <text:p>8806831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30" calcext:value-type="date">
            <text:p>30/9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3 - Tratamento 000092</text:p>
          </table:table-cell>
          <table:table-cell office:value-type="float" office:value="9779930" calcext:value-type="float">
            <text:p>9779930</text:p>
          </table:table-cell>
          <table:table-cell office:value-type="float" office:value="7015621" calcext:value-type="float">
            <text:p>7015621</text:p>
          </table:table-cell>
          <table:table-cell office:value-type="float" office:value="8806831" calcext:value-type="float">
            <text:p>8806831</text:p>
          </table:table-cell>
          <table:table-cell office:value-type="string" calcext:value-type="string">
            <text:p>Ivanilda Ferreira da Cru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/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0000FF</text:p>
          </table:table-cell>
          <table:table-cell office:value-type="string" calcext:value-type="string">
            <text:p>30/07/2021 09:57 - EA Servicos Odontologicos Eireli</text:p>
          </table:table-cell>
          <table:table-cell office:value-type="string" calcext:value-type="string">
            <text:p>14/12/2022 11:57 - EA Servicos Odontologicos Eireli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3 - Tratamento 000092 Ivanilda Ferreira da Cruz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7-30 09:57:53.133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2021-02-11 00:00:00.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6747305" calcext:value-type="float">
            <text:p>6747305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15582" calcext:value-type="float">
            <text:p>15582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4" calcext:value-type="float">
            <text:p>6038124</text:p>
          </table:table-cell>
          <table:table-cell office:value-type="string" calcext:value-type="string">
            <text:p>Tratamento odontológico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11" calcext:value-type="date">
            <text:p>11/2/2021</text:p>
          </table:table-cell>
          <table:table-cell office:value-type="string" calcext:value-type="string">
            <text:p>Receitas</text:p>
          </table:table-cell>
          <table:table-cell office:value-type="string" calcext:value-type="string">
            <text:p>Parcela 2 - Tratamento 000032</text:p>
          </table:table-cell>
          <table:table-cell office:value-type="float" office:value="6747305" calcext:value-type="float">
            <text:p>6747305</text:p>
          </table:table-cell>
          <table:table-cell office:value-type="float" office:value="5046549" calcext:value-type="float">
            <text:p>5046549</text:p>
          </table:table-cell>
          <table:table-cell office:value-type="float" office:value="6038124" calcext:value-type="float">
            <text:p>6038124</text:p>
          </table:table-cell>
          <table:table-cell office:value-type="string" calcext:value-type="string">
            <text:p>Maria de Lima Venân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2/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F0000</text:p>
          </table:table-cell>
          <table:table-cell table:number-columns-repeated="2" office:value-type="string" calcext:value-type="string">
            <text:p>12/01/2021 12:32 - EA Servicos Odontologicos Eireli</text:p>
          </table:table-cell>
          <table:table-cell office:value-type="float" office:value="32" calcext:value-type="float">
            <text:p>32</text:p>
          </table:table-cell>
          <table:table-cell office:value-type="float" office:value="411.43" calcext:value-type="float">
            <text:p>411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11.43" calcext:value-type="float">
            <text:p>-411,43</text:p>
          </table:table-cell>
          <table:table-cell office:value-type="float" office:value="18209" calcext:value-type="float">
            <text:p>18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411.43" calcext:value-type="float">
            <text:p>411,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cela 2 - Tratamento 000032 Maria de Lima Venâncio</text:p>
          </table:table-cell>
          <table:table-cell office:value-type="float" office:value="15896" calcext:value-type="float">
            <text:p>1589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ixa de EA Servicos Odontologicos Eireli</text:p>
          </table:table-cell>
          <table:table-cell office:value-type="float" office:value="15582" calcext:value-type="float">
            <text:p>15582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Drª Érica Apolicauto</text:p>
          </table:table-cell>
          <table:table-cell office:value-type="float" office:value="9139" calcext:value-type="float">
            <text:p>913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021-01-12 12:32:23.840</text:p>
          </table:table-cell>
          <table:table-cell table:number-columns-repeated="96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4:05.733808899</meta:creation-date>
    <dc:date>2023-04-05T16:23:06.939883416</dc:date>
    <meta:editing-duration>PT9M2S</meta:editing-duration>
    <meta:editing-cycles>1</meta:editing-cycles>
    <meta:document-statistic meta:table-count="1" meta:cell-count="2072" meta:object-count="0"/>
    <meta:generator>LibreOffice/7.3.7.2$Linux_X86_64 LibreOffice_project/30$Build-2</meta:generator>
  </office:meta>
</office:document-meta>
</file>